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Pied_20_de_20_page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4pt"/>
    </style:style>
    <style:style style:name="P3" style:family="paragraph" style:parent-style-name="Normal">
      <style:paragraph-properties fo:margin-top="0cm" fo:margin-bottom="0cm" style:contextual-spacing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4pt"/>
    </style:style>
    <style:style style:name="P5" style:family="paragraph" style:parent-style-name="Normal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6" style:family="paragraph" style:parent-style-name="Normal">
      <style:paragraph-properties fo:margin-top="0cm" fo:margin-bottom="0cm" style:contextual-spacing="fals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7" style:family="paragraph" style:parent-style-name="Normal">
      <style:paragraph-properties fo:margin-top="0cm" fo:margin-bottom="0cm" style:contextual-spacing="false"/>
      <style:text-properties fo:font-size="14pt" style:font-size-asian="14pt" style:font-size-complex="14pt"/>
    </style:style>
    <style:style style:name="P8" style:family="paragraph" style:parent-style-name="Normal">
      <style:paragraph-properties fo:margin-top="0cm" fo:margin-bottom="0cm" style:contextual-spacing="false"/>
      <style:text-properties fo:font-size="12pt" style:font-size-asian="12pt" style:font-size-complex="14pt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4pt"/>
    </style:style>
    <style:style style:name="P10" style:family="paragraph" style:parent-style-name="Normal" style:master-page-name="">
      <style:paragraph-properties fo:margin-left="0cm" fo:margin-right="-2.328cm" fo:margin-top="0cm" fo:margin-bottom="0cm" style:contextual-spacing="false" fo:hyphenation-ladder-count="no-limit" fo:text-indent="0cm" style:auto-text-indent="false" style:page-number="auto"/>
      <style:text-properties fo:font-size="12pt" style:font-size-asian="12pt" style:font-size-complex="14pt" fo:hyphenate="false"/>
    </style:style>
    <style:style style:name="P11" style:family="paragraph" style:parent-style-name="Normal" style:master-page-name="">
      <style:paragraph-properties fo:margin-left="-1.508cm" fo:margin-right="0cm" fo:margin-top="0cm" fo:margin-bottom="0cm" style:contextual-spacing="false" fo:hyphenation-ladder-count="no-limit" fo:text-indent="0cm" style:auto-text-indent="false" style:page-number="auto"/>
      <style:text-properties fo:font-size="14pt" style:font-size-asian="14pt" style:font-size-complex="14pt" fo:hyphenate="false"/>
    </style:style>
    <style:style style:name="P12" style:family="paragraph" style:parent-style-name="Normal">
      <style:paragraph-properties fo:margin-left="-1.508cm" fo:margin-right="0cm" fo:margin-top="0cm" fo:margin-bottom="0cm" style:contextual-spacing="false" fo:hyphenation-ladder-count="no-limit" fo:text-indent="0cm" style:auto-text-indent="false"/>
      <style:text-properties fo:font-size="14pt" style:font-size-asian="14pt" style:font-size-complex="14pt" fo:hyphenate="false"/>
    </style:style>
    <style:style style:name="P13" style:family="paragraph" style:parent-style-name="Normal">
      <style:paragraph-properties fo:margin-left="-1.508cm" fo:margin-right="0cm" fo:margin-top="0cm" fo:margin-bottom="0cm" style:contextual-spacing="false" fo:hyphenation-ladder-count="no-limit" fo:text-indent="0cm" style:auto-text-indent="false"/>
      <style:text-properties fo:font-size="12pt" style:font-size-asian="12pt" style:font-size-complex="14pt" fo:hyphenate="false"/>
    </style:style>
    <style:style style:name="P14" style:family="paragraph" style:parent-style-name="En-tête" style:master-page-name="">
      <style:paragraph-properties fo:margin-left="0cm" fo:margin-right="-1.64cm" fo:margin-top="0cm" fo:margin-bottom="0cm" style:contextual-spacing="false" fo:line-height="100%" fo:hyphenation-ladder-count="no-limit" fo:text-indent="-1.164cm" style:auto-text-indent="false" style:page-number="auto">
        <style:tab-stops>
          <style:tab-stop style:position="-1.138cm"/>
          <style:tab-stop style:position="8.001cm" style:type="center"/>
        </style:tab-stops>
      </style:paragraph-properties>
      <style:text-properties fo:hyphenate="false"/>
    </style:style>
    <style:style style:name="P15" style:family="paragraph" style:parent-style-name="Paragraphe_20_de_20_liste" style:list-style-name="L1">
      <style:paragraph-properties fo:margin-top="0cm" fo:margin-bottom="0cm" style:contextual-spacing="false"/>
      <style:text-properties fo:font-size="12pt" style:font-size-asian="12pt" style:font-size-complex="14pt"/>
    </style:style>
    <style:style style:name="P16" style:family="paragraph" style:parent-style-name="Paragraphe_20_de_20_liste" style:list-style-name="L2">
      <style:paragraph-properties fo:margin-top="0cm" fo:margin-bottom="0cm" style:contextual-spacing="false"/>
      <style:text-properties fo:font-size="12pt" style:font-size-asian="12pt" style:font-size-complex="14pt"/>
    </style:style>
    <style:style style:name="P17" style:family="paragraph" style:parent-style-name="Paragraphe_20_de_20_liste" style:list-style-name="L3">
      <style:paragraph-properties fo:margin-top="0cm" fo:margin-bottom="0cm" style:contextual-spacing="false"/>
      <style:text-properties fo:font-size="12pt" style:font-size-asian="12pt" style:font-size-complex="14pt"/>
    </style:style>
    <style:style style:name="P18" style:family="paragraph" style:parent-style-name="Paragraphe_20_de_20_liste" style:list-style-name="L4">
      <style:paragraph-properties fo:margin-top="0cm" fo:margin-bottom="0cm" style:contextual-spacing="false"/>
      <style:text-properties fo:font-size="12pt" style:font-size-asian="12pt" style:font-size-complex="14pt"/>
    </style:style>
    <style:style style:name="T1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1510c"/>
    </style:style>
    <style:style style:name="T4" style:family="text">
      <style:text-properties officeooo:rsid="00140da7"/>
    </style:style>
    <style:style style:name="T5" style:family="text">
      <style:text-properties officeooo:rsid="0015d1c8"/>
    </style:style>
    <style:style style:name="T6" style:family="text">
      <style:text-properties officeooo:rsid="0016b2c2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te-rendu de réunion </text:p>
      <text:p text:style-name="P2">Projet PerudOnLan</text:p>
      <text:p text:style-name="P4">Chef de projet : Artus <text:span text:style-name="T3">d</text:span>’AGIER</text:p>
      <text:p text:style-name="P5"/>
      <text:p text:style-name="P7"/>
      <text:p text:style-name="P7"/>
      <text:p text:style-name="P7"/>
      <text:p text:style-name="P7"/>
      <text:p text:style-name="P3"><text:span text:style-name="Police_20_par_20_défaut"><text:span text:style-name="T1">Description du document</text:span></text:span><text:span text:style-name="Police_20_par_20_défaut"><text:span text:style-name="T2"> :</text:span></text:span></text:p>
      <text:p text:style-name="P7"/>
      <text:p text:style-name="P8">Nom du projet : PerudOnLan</text:p>
      <text:p text:style-name="P8">Chef de projet : Artus D’AGIER<text:tab/><text:tab/><text:tab/>N° de version : 1.<text:span text:style-name="T6">1</text:span></text:p>
      <text:p text:style-name="P8">Préparé par : François DE GREEF<text:tab/><text:tab/><text:tab/>Date de préparation : 01/03</text:p>
      <text:p text:style-name="P8">Revu par :<text:tab/><text:span text:style-name="T3">Belnet Dede et d'Agier Artus</text:span><text:tab/><text:tab/>Date de revue : <text:span text:style-name="T3">4/3</text:span></text:p>
      <text:p text:style-name="P8"/>
      <text:p text:style-name="P3"><text:span text:style-name="Police_20_par_20_défaut"><text:span text:style-name="T1">Caractéristiques du meeting</text:span></text:span><text:span text:style-name="Police_20_par_20_défaut"><text:span text:style-name="T2"> :</text:span></text:span></text:p>
      <text:p text:style-name="P7"/>
      <text:p text:style-name="P8">Date du meeting : 11/02<text:tab/><text:tab/>Heure de début : 12h30<text:tab/><text:tab/><text:tab/><text:tab/><text:tab/><text:tab/><text:tab/><text:tab/>Heure de fin : 13h</text:p>
      <text:p text:style-name="P8">Lieu : Salle A208</text:p>
      <text:p text:style-name="P8">Organisateur : Eric LALLET<text:tab/><text:tab/><text:tab/><text:tab/>Rapporteur : Kévin BELNET</text:p>
      <text:p text:style-name="P8"/>
      <text:p text:style-name="P6">Participants</text:p>
      <text:p text:style-name="P7"/>
      <text:p text:style-name="P7">Nom<text:tab/><text:tab/><text:tab/><text:tab/>Titre<text:tab/><text:tab/><text:tab/><text:tab/>Organisation</text:p>
      <text:p text:style-name="P10">Eric LALLET<text:tab/><text:tab/><text:tab/>Client<text:tab/><text:tab/><text:tab/><text:tab/>Département Logiciels-Réseaux</text:p>
      <text:p text:style-name="P8">Artus D’AGIER<text:tab/><text:tab/>Chef de projet<text:tab/><text:tab/>PerudOnLan</text:p>
      <text:p text:style-name="P8">Kevin BELNET<text:tab/><text:tab/>Membre du projet<text:tab/>PerudOnLan</text:p>
      <text:p text:style-name="P8">Clément JEAN<text:tab/><text:tab/>Membre du projet<text:tab/>PerudOnLan</text:p>
      <text:p text:style-name="P8">François DE GREEF<text:tab/>membre du projet<text:tab/>PerudOnLan</text:p>
      <text:p text:style-name="P8"/>
      <text:p text:style-name="P7">Pas d’absent.</text:p>
      <text:p text:style-name="P7"/>
      <text:p text:style-name="P7"/>
      <text:p text:style-name="P7"/>
      <text:p text:style-name="P7"/>
      <text:p text:style-name="P7"/>
      <text:p text:style-name="P6">Agenda</text:p>
      <text:p text:style-name="P11"><text:soft-page-break/></text:p>
      <text:p text:style-name="P12">Sujet<text:tab/><text:tab/><text:tab/><text:tab/><text:tab/><text:tab/><text:span text:style-name="T4">P</text:span>résentateur<text:tab/><text:tab/><text:tab/>Durée</text:p>
      <text:p text:style-name="P13">Outils utilisés<text:tab/><text:tab/><text:tab/><text:tab/><text:tab/>E. Lallet/ K. Belnet<text:tab/><text:tab/>5 min</text:p>
      <text:p text:style-name="P13">Principe de fonctionnement du projet<text:tab/>E. Lallet<text:tab/><text:tab/><text:tab/><text:tab/>2 min</text:p>
      <text:p text:style-name="P13">Planning<text:tab/><text:tab/><text:tab/><text:tab/><text:tab/><text:tab/>E. Lallet<text:tab/><text:tab/><text:tab/><text:tab/>10 min</text:p>
      <text:p text:style-name="P13">Conseils sur la programmation réseau<text:tab/>E. Lallet<text:tab/><text:tab/><text:tab/><text:tab/>10 min</text:p>
      <text:p text:style-name="P13">Prochain comité de pilotage<text:tab/><text:tab/><text:tab/>E. Lallet<text:tab/><text:tab/><text:tab/><text:tab/>3 min</text:p>
      <text:p text:style-name="P13"/>
      <text:p text:style-name="P6">Résultats du meeting</text:p>
      <text:p text:style-name="P7"/>
      <text:p text:style-name="P8">Outils :</text:p>
      <text:list xml:id="list6946593068885143330" text:style-name="L1">
        <text:list-item>
          <text:p text:style-name="P15">On a à notre disposition le forum de groupe sous Moodle, ont doit utiliser le wiki pour transmettre les informations à notre encadrant.</text:p>
        </text:list-item>
        <text:list-item>
          <text:p text:style-name="P15">On utilise un gestionnaire de versions : Git</text:p>
        </text:list-item>
      </text:list>
      <text:p text:style-name="P8"/>
      <text:p text:style-name="P8">Principe de fonctionnement du projet :</text:p>
      <text:p text:style-name="P8"><text:tab/>E. Lallet représente un client et nous une société de service.</text:p>
      <text:p text:style-name="P8"/>
      <text:p text:style-name="P8">Planning :</text:p>
      <text:list xml:id="list4992107185235038774" text:style-name="L2">
        <text:list-item>
          <text:p text:style-name="P16">Prochaine réunion à fixer pour la première semaine de Mars.</text:p>
        </text:list-item>
        <text:list-item>
          <text:p text:style-name="P16">Pour le 12/03 : premier livrable à fournir : le prérapport, qui doit contenir le plan du rapport, le cahier des charges, le plan de charges, et le planning. On doit amener un<text:span text:style-name="T5">e</text:span> première version de notre prérapport à la prochaine réunion.</text:p>
        </text:list-item>
        <text:list-item>
          <text:p text:style-name="P16">Pour le 10/04 : deuxième livrable : un prototype, c’est-à-dire un programme qui tourne, même s’il ne possède pas toutes les fonctionnalités du produit final. En particulier : un aspect événementiel fonctionnel et un début d’architecture réseau.</text:p>
        </text:list-item>
        <text:list-item>
          <text:p text:style-name="P16">Le projet et le rapport doivent être finalisés pour la soutenance le 21/05.</text:p>
        </text:list-item>
        <text:list-item>
          <text:p text:style-name="P16">Les transparents (slides) ayant servis à préparer la soutenance devront être remis en fin de présentation.</text:p>
        </text:list-item>
      </text:list>
      <text:p text:style-name="P8"/>
      <text:p text:style-name="P8">Conseils concernant la programmation :</text:p>
      <text:list xml:id="list3131862747626973390" text:style-name="L3">
        <text:list-item>
          <text:p text:style-name="P17">Les pertes se font principalement au niveau des routeurs =&gt; en réseau local, les protocoles TCP et UDP sont quasi-équivalents.</text:p>
        </text:list-item>
        <text:list-item>
          <text:p text:style-name="P17">La nécessité pour nous de gérer les déconnexions intempestives implique d’utiliser préférentiellement un protocole TCP.</text:p>
        </text:list-item>
      </text:list>
      <text:list xml:id="list1559758801957581039" text:style-name="L4">
        <text:list-item>
          <text:p text:style-name="P18"><text:soft-page-break/>Vu le temps dont on dispose pour le projet, l’architecture en mode client/serveur est la solution la plus efficace.</text:p>
        </text:list-item>
      </text:list>
      <text:p text:style-name="P8"/>
      <text:p text:style-name="P8"/>
      <text:p text:style-name="P8">A faire avant la prochaine réunion :</text:p>
      <text:list xml:id="list150848952853112" text:continue-numbering="true" text:style-name="L4">
        <text:list-item>
          <text:p text:style-name="P18">E. Lallet doit nous informer de ses disponibilités pour fixer la date de la prochaine réunion et envoyer une documentation sur la programmation réseau.</text:p>
        </text:list-item>
        <text:list-item>
          <text:p text:style-name="P18">Nous devons lire la documentation envoyée et préparer nos questions pour les poser.</text:p>
        </text:list-item>
        <text:list-item>
          <text:p text:style-name="P18">Nous devons aussi prévoir d’animer la prochaine réunion notamment en fixant l’agenda.</text:p>
        </text:list-item>
      </text:list>
      <text:p text:style-name="P8"/>
      <text:p text:style-name="P8"/>
      <text:p text:style-name="P3"><text:span text:style-name="Police_20_par_20_défaut"><text:span text:style-name="T1">Date du prochain comité de pilotage</text:span></text:span><text:span text:style-name="Police_20_par_20_défaut"><text:span text:style-name="T2"> : 04/03 dans l’après-midi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-1.64cm" fo:margin-top="0cm" fo:margin-bottom="0cm" style:contextual-spacing="false" fo:line-height="100%" fo:hyphenation-ladder-count="no-limit" fo:text-indent="-1.164cm" style:auto-text-indent="false" style:page-number="auto">
        <style:tab-stops>
          <style:tab-stop style:position="-1.138cm"/>
          <style:tab-stop style:position="8.001cm" style:type="center"/>
        </style:tab-stops>
      </style:paragraph-properties>
      <style:text-properties fo:hyphenate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erudOnLan <text:s text:c="31"/>Compte-rendu de réunion <text:tab/><text:tab/>Client : Eric Lallet</text:p>
        <text:p text:style-name="Header"><text:tab/>Lal-26</text:p>
      </style:header>
      <style:footer>
        <text:p text:style-name="MP2"><text:page-number text:select-page="current">3</text:page-number></text:p>
        <text:p text:style-name="Footer">Fait le 01/03/2014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François</meta:initial-creator>
    <dc:creator>Dede </dc:creator>
    <meta:creation-date>2014-03-01T12:54:00Z</meta:creation-date>
    <dc:date>2014-03-04T15:08:47.359367906</dc:date>
    <meta:print-date>2014-03-01T12:54:00Z</meta:print-date>
    <meta:editing-cycles>11</meta:editing-cycles>
    <meta:editing-duration>PT9M32S</meta:editing-duration>
    <meta:document-statistic meta:table-count="0" meta:image-count="0" meta:object-count="0" meta:page-count="3" meta:paragraph-count="52" meta:word-count="489" meta:character-count="2999" meta:non-whitespace-character-count="2477"/>
    <meta:template xlink:type="simple" xlink:actuate="onRequest" xlink:title="" xlink:href="Normal"/>
  </office:meta>
</office:document-meta>
</file>